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 svg:font-family="'DejaVu Sans'" style:font-family-generic="swiss"/>
    <style:font-face style:name="Ubuntu1"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text-properties style:use-window-font-color="true" style:font-name="Times New Roman2" fo:font-size="12pt" style:font-size-asian="12pt" style:font-size-complex="12pt"/>
    </style:style>
    <style:style style:name="P4" style:family="paragraph" style:parent-style-name="UrbanBody">
      <style:text-properties style:use-window-font-color="true" style:font-name="Times New Roman2" fo:font-size="12pt" fo:language="zxx" fo:country="none" fo:font-style="italic" fo:font-weight="bold" style:font-size-asian="12pt" style:font-style-asian="italic" style:font-weight-asian="bold" style:font-size-complex="12pt"/>
    </style:style>
    <style:style style:name="P5" style:family="paragraph" style:parent-style-name="UrbanBody">
      <style:text-properties style:use-window-font-color="true" style:font-name="Times New Roman2" fo:font-size="12pt" fo:font-style="normal" fo:font-weight="normal" style:font-size-asian="12pt" style:font-style-asian="normal" style:font-weight-asian="normal" style:font-size-complex="12pt"/>
    </style:style>
    <style:style style:name="P6" style:family="paragraph" style:parent-style-name="UrbanBody">
      <style:paragraph-properties fo:break-before="page"/>
      <style:text-properties style:use-window-font-color="true" style:font-name="Times New Roman2" fo:font-size="12pt" fo:language="fr" fo:country="BE" fo:font-style="normal" fo:font-weight="normal" style:font-size-asian="12pt" style:font-style-asian="normal" style:font-weight-asian="normal" style:font-size-complex="12pt"/>
    </style:style>
    <style:style style:name="P7" style:family="paragraph" style:parent-style-name="UrbanBody_20_">
      <style:text-properties style:use-window-font-color="true" style:font-name="Times New Roman2" fo:font-size="12pt" style:font-size-asian="12pt" style:font-size-complex="12pt"/>
    </style:style>
    <style:style style:name="P8" style:family="paragraph" style:parent-style-name="UrbanBody">
      <style:text-properties style:use-window-font-color="true" style:font-name="Times New Roman2" fo:font-size="12pt" style:font-size-asian="12pt" style:font-size-complex="12pt"/>
    </style:style>
    <style:style style:name="P9" style:family="paragraph" style:parent-style-name="UrbanBody">
      <style:text-properties style:use-window-font-color="true" officeooo:paragraph-rsid="0005090c"/>
    </style:style>
    <style:style style:name="P10" style:family="paragraph" style:parent-style-name="UrbanBody">
      <style:paragraph-properties fo:text-align="end" style:justify-single-word="false"/>
      <style:text-properties style:use-window-font-color="true"/>
    </style:style>
    <style:style style:name="P11" style:family="paragraph" style:parent-style-name="Frame_20_contents">
      <style:paragraph-properties fo:text-align="start" style:justify-single-word="false"/>
      <style:text-properties style:font-name="Arial" fo:font-size="12pt" officeooo:paragraph-rsid="0005090c" style:font-size-asian="12pt" style:font-size-complex="12pt"/>
    </style:style>
    <style:style style:name="P12" style:family="paragraph" style:parent-style-name="Frame_20_contents">
      <style:paragraph-properties fo:text-align="start" style:justify-single-word="false"/>
      <style:text-properties style:use-window-font-color="true" style:font-name="arial" fo:font-size="10.5pt" fo:font-style="normal" style:text-underline-style="none" fo:font-weight="normal" officeooo:rsid="0084aa93" officeooo:paragraph-rsid="0005090c" style:font-size-asian="10.5pt" style:font-style-asian="normal" style:font-weight-asian="normal" style:font-name-complex="Arial" style:font-size-complex="10.5pt" style:font-style-complex="normal" style:font-weight-complex="normal"/>
    </style:style>
    <style:style style:name="P13" style:family="paragraph" style:parent-style-name="Standard">
      <style:text-properties style:use-window-font-color="true" officeooo:paragraph-rsid="0005090c"/>
    </style:style>
    <style:style style:name="P14" style:family="paragraph" style:parent-style-name="Standard">
      <style:paragraph-properties fo:text-align="start" style:justify-single-word="false"/>
      <style:text-properties style:font-name="Arial" fo:font-size="11pt" officeooo:paragraph-rsid="0005090c" style:font-size-asian="11pt" style:font-size-complex="11pt"/>
    </style:style>
    <style:style style:name="P15" style:family="paragraph" style:parent-style-name="Standard">
      <style:paragraph-properties fo:margin-top="0cm" fo:margin-bottom="2.131cm" loext:contextual-spacing="false" fo:text-align="start" style:justify-single-word="false"/>
      <style:text-properties style:font-name="Arial" fo:font-size="10pt" officeooo:paragraph-rsid="0005090c" style:font-size-asian="10pt" style:font-size-complex="10pt"/>
    </style:style>
    <style:style style:name="P1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fo:font-weight="normal" style:font-style-asian="normal" style:font-weight-asian="normal"/>
    </style:style>
    <style:style style:name="T8" style:family="text">
      <style:text-properties style:font-name="Times New Roman2" fo:font-style="normal" fo:font-weight="normal" style:font-style-asian="normal" style:font-weight-asian="normal"/>
    </style:style>
    <style:style style:name="T9" style:family="text">
      <style:text-properties fo:font-weight="bold" style:font-weight-asian="bold" style:font-weight-complex="bold"/>
    </style:style>
    <style:style style:name="T10" style:family="text">
      <style:text-properties style:use-window-font-color="true" style:font-name="Times New Roman2" fo:font-size="12pt" fo:letter-spacing="-0.002cm" fo:language="fr" fo:country="BE" fo:font-style="normal" style:font-size-asian="12pt" style:font-style-asian="normal" style:font-size-complex="12pt"/>
    </style:style>
    <style:style style:name="T11" style:family="text">
      <style:text-properties style:use-window-font-color="true" style:font-name="Times New Roman2" fo:font-size="12pt" fo:letter-spacing="-0.002cm" fo:language="fr" fo:country="BE" style:font-size-asian="12pt" style:font-size-complex="12pt"/>
    </style:style>
    <style:style style:name="T12" style:family="text">
      <style:text-properties style:use-window-font-color="true" style:font-name="Times New Roman2" fo:font-size="12pt" fo:letter-spacing="0.004cm" fo:language="fr" fo:country="BE" style:font-size-asian="12pt" style:font-size-complex="12pt"/>
    </style:style>
    <style:style style:name="T13" style:family="text">
      <style:text-properties style:use-window-font-color="true" style:font-name="Times New Roman2" fo:font-size="12pt" fo:language="fr" fo:country="BE" style:font-size-asian="12pt" style:font-size-complex="12pt"/>
    </style:style>
    <style:style style:name="T14" style:family="text">
      <style:text-properties style:use-window-font-color="true" style:font-name="Times New Roman2" fo:font-size="12pt" fo:language="fr" fo:country="BE" style:text-underline-style="solid" style:text-underline-width="auto" style:text-underline-color="font-color" style:font-size-asian="12pt" style:font-size-complex="12pt"/>
    </style:style>
    <style:style style:name="T15" style:family="text">
      <style:text-properties style:use-window-font-color="true" style:font-name="Times New Roman2" fo:font-size="12pt" fo:language="fr" fo:country="BE" fo:font-weight="bold" style:font-size-asian="12pt" style:font-weight-asian="bold" style:font-size-complex="12pt"/>
    </style:style>
    <style:style style:name="T16" style:family="text">
      <style:text-properties style:use-window-font-color="true" style:font-name="Times New Roman2" fo:font-size="12pt" fo:language="fr" fo:country="BE" fo:font-style="normal" fo:font-weight="normal" style:font-size-asian="12pt" style:font-style-asian="normal" style:font-weight-asian="normal" style:font-size-complex="12pt" style:font-style-complex="normal" style:font-weight-complex="normal"/>
    </style:style>
    <style:style style:name="T17" style:family="text">
      <style:text-properties style:use-window-font-color="true" style:font-name="Times New Roman2" fo:font-size="12pt" fo:letter-spacing="0.002cm" fo:language="fr" fo:country="BE" style:font-size-asian="12pt" style:font-size-complex="12pt"/>
    </style:style>
    <style:style style:name="T18" style:family="text">
      <style:text-properties style:use-window-font-color="true" style:font-name="Times New Roman2" fo:font-size="12pt" fo:font-style="normal" fo:font-weight="normal" style:font-size-asian="12pt" style:font-style-asian="normal" style:font-weight-asian="normal" style:font-size-complex="12pt"/>
    </style:style>
    <style:style style:name="T19" style:family="text">
      <style:text-properties style:use-window-font-color="true" style:text-position="super 58%" style:font-name="Times New Roman2" fo:font-size="12pt" fo:language="fr" fo:country="BE" style:text-underline-style="solid" style:text-underline-width="auto" style:text-underline-color="font-color" style:font-size-asian="12pt" style:font-size-complex="12pt"/>
    </style:style>
    <style:style style:name="T20" style:family="text">
      <style:text-properties style:use-window-font-color="true" style:text-position="super 58%" style:font-name="Times New Roman2" fo:font-size="12pt" fo:language="fr" fo:country="BE" style:font-size-asian="12pt" style:font-size-complex="12pt"/>
    </style:style>
    <style:style style:name="T21" style:family="text">
      <style:text-properties style:text-position="super 58%" fo:font-style="normal" style:text-underline-style="solid" style:text-underline-width="auto" style:text-underline-color="font-color" fo:font-weight="normal" style:font-style-asian="normal" style:font-weight-asian="normal"/>
    </style:style>
    <style:style style:name="T22" style:family="text">
      <style:text-properties style:text-position="super 58%" fo:font-style="normal" fo:font-weight="normal" style:font-style-asian="normal" style:font-weight-asian="normal"/>
    </style:style>
    <style:style style:name="T23" style:family="text">
      <style:text-properties style:text-position="super 58%" fo:letter-spacing="0.004cm" fo:language="fr" fo:country="BE"/>
    </style:style>
    <style:style style:name="T24" style:family="text">
      <style:text-properties fo:language="zxx" fo:country="none" fo:font-style="normal" style:font-style-asian="normal"/>
    </style:style>
    <style:style style:name="T25" style:family="text">
      <style:text-properties fo:language="zxx" fo:country="none" fo:font-style="normal" fo:font-weight="normal" style:font-style-asian="normal" style:font-weight-asian="normal"/>
    </style:style>
    <style:style style:name="T26" style:family="text">
      <style:text-properties fo:language="zxx" fo:country="none" fo:font-style="normal" style:text-underline-style="solid" style:text-underline-width="auto" style:text-underline-color="font-color" fo:font-weight="normal" style:font-style-asian="normal" style:font-weight-asian="normal"/>
    </style:style>
    <style:style style:name="T27" style:family="text">
      <style:text-properties fo:font-weight="normal" style:font-weight-asian="normal"/>
    </style:style>
    <style:style style:name="T28" style:family="text">
      <style:text-properties fo:language="fr" fo:country="BE"/>
    </style:style>
    <style:style style:name="T29" style:family="text">
      <style:text-properties fo:language="fr" fo:country="BE" fo:font-style="normal" fo:font-weight="normal" style:font-style-asian="normal" style:font-weight-asian="normal"/>
    </style:style>
    <style:style style:name="T30" style:family="text">
      <style:text-properties fo:letter-spacing="0.004cm" fo:language="fr" fo:country="BE"/>
    </style:style>
    <style:style style:name="T31" style:family="text">
      <style:text-properties fo:letter-spacing="-0.004cm" fo:language="fr" fo:country="BE"/>
    </style:style>
    <style:style style:name="T32" style:family="text">
      <style:text-properties fo:letter-spacing="0.005cm" fo:language="fr" fo:country="BE"/>
    </style:style>
    <style:style style:name="T33" style:family="text">
      <style:text-properties fo:letter-spacing="0.002cm" fo:language="fr" fo:country="BE"/>
    </style:style>
    <style:style style:name="T34" style:family="text">
      <style:text-properties fo:font-size="11pt" style:font-size-asian="11pt" style:font-size-complex="11pt"/>
    </style:style>
    <style:style style:name="T3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3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37"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3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39" style:family="text">
      <style:text-properties style:font-name="Times New Roman" fo:font-size="12pt" fo:font-style="normal" style:text-underline-style="none" fo:font-weight="normal" officeooo:rsid="0084aa93" style:font-size-asian="12pt" style:font-style-asian="normal" style:font-weight-asian="normal" style:font-name-complex="Arial" style:font-size-complex="12pt" style:font-style-complex="normal" style:font-weight-complex="normal"/>
    </style:style>
    <style:style style:name="T40"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41"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2"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43"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style:style style:name="T45"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14"><office:annotation><dc:creator>Gauthier Bastien</dc:creator><dc:date>2011-01-13T14:56:41</dc:date><text:p text:style-name="P16">do text</text:p><text:p text:style-name="P16">from document(at=header, format='odt')</text:p></office:annotation><text:span text:style-name="T6">Import depuis header.odt</text:span></text:p>
          </table:table-cell>
          <table:table-cell table:style-name="Tableau1.A1" office:value-type="string">
            <text:p text:style-name="P15"><text:span text:style-name="Police_20_par_20_défaut"><text:span text:style-name="T35"><text:text-input text:description="">tool.getCityName()</text:text-input></text:span></text:span><text:span text:style-name="T36">, le </text:span><text:span text:style-name="T36"><text:text-input text:description="">licence_view.format_date()</text:text-input></text:span></text:p>
            <text:p text:style-name="P11"><text:span text:style-name="T37"><text:conditional-text text:condition="ooow:&quot;view.do_mailing()&quot;" text:string-value-if-true="&quot;mailed_data.getSignaletic()&quot;" text:string-value-if-false="">mailed_data.getSignaletic()</text:conditional-text></text:span><text:span text:style-name="T38"><text:s/></text:span><text:span text:style-name="T37"><text:conditional-text text:condition="ooow:&quot;view.do_mailing()&quot;" text:string-value-if-true="&quot;None&quot;" text:string-value-if-false="">None</text:conditional-text></text:span><text:span text:style-name="T38"><text:s/></text:span><text:span text:style-name="T37"><text:conditional-text text:condition="ooow:&quot;view.do_mailing()&quot;" text:string-value-if-true="&quot;None&quot;" text:string-value-if-false="">None</text:conditional-text></text:span><text:span text:style-name="T38"><text:line-break/></text:span><text:span text:style-name="T37"><text:conditional-text text:condition="ooow:&quot;view.do_mailing()&quot;" text:string-value-if-true="&quot;mailed_data.street&quot;" text:string-value-if-false="">mailed_data.street</text:conditional-text></text:span><text:span text:style-name="T37">, </text:span><text:span text:style-name="T37"><text:conditional-text text:condition="ooow:&quot;view.do_mailing()&quot;" text:string-value-if-true="&quot;mailed_data.number&quot;" text:string-value-if-false="">mailed_data.number</text:conditional-text></text:span><text:span text:style-name="T38"><text:line-break/></text:span><text:span text:style-name="T37"><text:conditional-text text:condition="ooow:&quot;view.do_mailing()&quot;" text:string-value-if-true="&quot;mailed_data.zipcode&quot;" text:string-value-if-false="">mailed_data.zipcode</text:conditional-text></text:span><text:span text:style-name="T37"> </text:span><text:span text:style-name="T37"><text:conditional-text text:condition="ooow:&quot;view.do_mailing()&quot;" text:string-value-if-true="&quot;mailed_data.city&quot;" text:string-value-if-false="">mailed_data.city</text:conditional-text></text:span></text:p>
          </table:table-cell>
        </table:table-row>
      </table:table>
      <text:p text:style-name="P13"/>
      <text:p text:style-name="P1">Titre</text:p>
      <text:p text:style-name="P2"/>
      <text:p text:style-name="P3"/>
      <text:p text:style-name="P2"><office:annotation><dc:creator>Gauthier Bastien</dc:creator><dc:date>2011-02-16T16:12:24</dc:date><text:p text:style-name="P16">do text if len(self.getApplicants()) &gt; 1</text:p></office:annotation><text:span text:style-name="T9">Demandeurs :</text:span> <text:text-input text:description="Demandeurs">self.getApplicantsSignaletic()</text:text-input></text:p>
      <text:p text:style-name="P2"><office:annotation><dc:creator>Gauthier Bastien</dc:creator><dc:date>2011-02-16T16:13:21</dc:date><text:p text:style-name="P16">do text if not len(self.getApplicants()) &gt; 1</text:p></office:annotation><text:span text:style-name="T9">Demandeur :</text:span> <text:text-input text:description="Demandeurs">self.getApplicantsSignaletic()</text:text-input></text:p>
      <text:p text:style-name="P2"><text:span text:style-name="T9">Objet :</text:span> <text:text-input text:description="Objet des travaux">self.getLicenceSubject()</text:text-input></text:p>
      <text:p text:style-name="P2"><text:span text:style-name="T9">Situation : </text:span><text:text-input text:description="Situation des travaux">self.getWorkLocationSignaletic()</text:text-input></text:p>
      <text:p text:style-name="P2"><text:span text:style-name="T9">Référence cadastrale :</text:span> <text:text-input text:description="Bien-Parcelles">licence_view.get_parcels()</text:text-input></text:p>
      <text:p text:style-name="P2"/>
      <text:p text:style-name="P12"><text:conditional-text text:condition="ooow:&quot;view.do_mailing()&quot;" text:string-value-if-true="&quot;mailed_data.getPersonTitleValue()&quot;" text:string-value-if-false="">mailed_data.getPersonTitleValue()</text:conditional-text>,</text:p>
      <text:p text:style-name="P2"/>
      <text:p text:style-name="P3">Le Collège communal,</text:p>
      <text:p text:style-name="P3"/>
      <text:p text:style-name="P3"/>
      <text:p text:style-name="P3"><text:span text:style-name="T5">Vu la demande de permis d’urbanisme introduite par </text:span><text:span text:style-name="T24">Monsieur </text:span><text:span text:style-name="T24"><text:text-input text:description="Demandeurs">self.getApplicantsSignaletic(withaddress=True)</text:text-input></text:span><text:span text:style-name="T25"><text:s/></text:span><text:span text:style-name="T5">relative à un bien sis </text:span><text:span text:style-name="T27">: </text:span><text:span text:style-name="T25"><text:text-input text:description="Situation des travaux">self.getWorkLocationSignaletic()</text:text-input></text:span><text:s/><text:span text:style-name="T5">- bien cadastré section</text:span><text:span text:style-name="T25"> </text:span><text:span text:style-name="T25"><text:text-input text:description="Bien-Parcelles">licence_view.get_parcels()</text:text-input></text:span></text:p>
      <text:p text:style-name="P3"><text:span text:style-name="T5">et tendant à réaliser les travaux suivants  :[TRAVAUX]</text:span><text:span text:style-name="T3">;</text:span></text:p>
      <text:p text:style-name="P3"/>
      <text:p text:style-name="P3"><text:span text:style-name="T5">Attendu que le récépissé de réception de cette demande porte la date du </text:span><text:span text:style-name="T25"><text:s/></text:span><text:span text:style-name="T25"><text:text-input text:description="Date du récépissé">tool.formatDate(self.getLastDeposit().getEventDate())</text:text-input></text:span><text:span text:style-name="T25"><text:s/></text:span><text:span text:style-name="T5">;</text:span></text:p>
      <text:p text:style-name="P3"><text:span text:style-name="T5">Attendu que l’accusé de réception de cette demande porte la date du </text:span><text:span text:style-name="T25"><text:text-input text:description="Date du récépissé">tool.formatDate(self.getLastAcknowledgment().getEventDate())</text:text-input></text:span><text:span text:style-name="T25"><text:s/></text:span><text:span text:style-name="T5">;</text:span></text:p>
      <text:p text:style-name="P3"/>
      <text:p text:style-name="P3">Vu le Code Wallon de l’Aménagement du Territoire, de l’Urbanisme, du Patrimoine et de l’Energie, en vigueur ;</text:p>
      <text:p text:style-name="P3"/>
      <text:p text:style-name="P3">Vu l’article LI 123-23 du Code de la Démocratie locale et de la Décentralisation ;</text:p>
      <text:p text:style-name="P3"/>
      <text:p text:style-name="P3">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3"/>
      <text:p text:style-name="P3">Vu les règlements généraux sur les bâtisses ;</text:p>
      <text:p text:style-name="P3"/>
      <text:p text:style-name="P3">Vu le règlement communal d’urbanisme voté par le Conseil Communal de La Louvière en séance <text:soft-page-break/>du 18 décembre 1989, approuvé par arrêté de l’Exécutif du 22.03.1990 et publié au Moniteur Belge du 20.09.1990, modifié par le Conseil Communal de La Louvière en séance du 24 octobre 1994, approuvé par Arrêté de l’Exécutif régional wallon du 06.01.1995 et publié au Moniteur Belge le 08.02.1995 ;</text:p>
      <text:p text:style-name="P3"/>
      <text:p text:style-name="P3">Vu le schéma communal de structure approuvé par le Conseil Communal de La Louvière en séance du 18 octobre 2004 qui situe ce bien en <text:span text:style-name="T8"><text:text-input text:description="Bien-Parcelles">self.getValueForTemplate('SSC')</text:text-input></text:span><text:span text:style-name="T8"> ;</text:span></text:p>
      <text:p text:style-name="P3"/>
      <text:p text:style-name="P5">Considérant qu’au plan de secteur de La Louvière-Soignies, approuvé par arrêté de l’Exécutif Régional Wallon du 09.07.1987, Moniteur Belge du 05 juillet 1989, le projet se situe en</text:p>
      <text:p text:style-name="P7"><text:span text:style-name="T5"><text:text-input text:description="Bien-Parcelles">self.getValueForTemplate('folderZone')</text:text-input></text:span><text:span text:style-name="T5"> ;</text:span></text:p>
      <text:p text:style-name="P3"/>
      <text:p text:style-name="P3"><text:span text:style-name="T5">Considérant que selon le règlement communal d’urbanisme précité, le projet se situe en </text:span><text:span text:style-name="T5"><text:text-input text:description="Bien-Parcelles">self.getValueForTemplate('RCU')</text:text-input></text:span><text:span text:style-name="T5"> ;</text:span></text:p>
      <text:p text:style-name="P5"/>
      <text:p text:style-name="P3"><text:span text:style-name="T34"><office:annotation><dc:creator>sde </dc:creator><dc:date>2011-08-05T08:21:16</dc:date><text:p text:style-name="P16">do text if not <text:s/>self.getIsInPCA()</text:p></office:annotation></text:span>Attendu qu'il n'existe pas, pour le territoire où se trouve situé le bien, de plan communal d’aménagement ;</text:p>
      <text:p text:style-name="P3"><text:span text:style-name="T34"><office:annotation><dc:creator>sde </dc:creator><dc:date>2011-08-05T08:21:16</dc:date><text:p text:style-name="P16">do text if self.getIsInPCA()</text:p></office:annotation></text:span>Attendu qu'il existe, pour le territoire où se trouve situé le bien, un plan communal d’aménagement ;</text:p>
      <text:p text:style-name="P3"/>
      <text:p text:style-name="P3"><text:span text:style-name="T34"><office:annotation><dc:creator>sde </dc:creator><dc:date>2011-08-04T10:39:07</dc:date><text:p text:style-name="P16">do text if not self.getIsInSubdivision()</text:p></office:annotation></text:span>Attendu qu'il n'existe pas pour le territoire où se trouve situé le bien, de lotissement dûment autorisé par le Collège Communal ; </text:p>
      <text:p text:style-name="P3"><text:span text:style-name="T34"><office:annotation><dc:creator>sde </dc:creator><dc:date>2011-08-04T10:39:07</dc:date><text:p text:style-name="P16">do text if self.getIsInSubdivision()</text:p></office:annotation></text:span>Attendu qu'il existe pour le territoire où se trouve situé le bien, un lotissement dûment autorisé par le Collège Communal de référence :</text:p>
      <text:p text:style-name="P3"><text:span text:style-name="T34"><office:annotation><dc:creator>sde </dc:creator><dc:date>2011-08-08T13:29:49</dc:date><text:p text:style-name="P16">do text</text:p><text:p text:style-name="P16">from xhtml(self.getSubdivisionDetails())</text:p></office:annotation></text:span><text:s/></text:p>
      <text:p text:style-name="P3"/>
      <text:p text:style-name="P3">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P3"/>
      <text:p text:style-name="P3">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P3"/>
      <text:p text:style-name="P3">[TEXTE LIBRE]</text:p>
      <text:p text:style-name="P3"/>
      <text:p text:style-name="P4">DECIDE :</text:p>
      <text:p text:style-name="P3"/>
      <text:p text:style-name="P3"><text:span text:style-name="T7">Article I</text:span><text:span text:style-name="T21">er</text:span><text:span text:style-name="T5"> : De délivrer le permis à </text:span><text:span text:style-name="T24">Monsieur</text:span><text:span text:style-name="T3"> </text:span><text:span text:style-name="T3"><text:text-input text:description="Demandeurs">self.getApplicantsSignaletic()</text:text-input></text:span></text:p>
      <text:p text:style-name="P3"/>
      <text:p text:style-name="P3"><text:span text:style-name="T26">Article 2</text:span><text:span text:style-name="T25"> : Le présent permis est délivré sous réserve du droit des tiers (mitoyenneté – vue - servitude, …). Le titulaire du permis devra réaliser les travaux conformément aux plans joints à la demande, dûment approuvés par le Collège Communal, dans les règles de l’art et de bonne construction.</text:span></text:p>
      <text:p text:style-name="P3"><text:s/></text:p>
      <text:p text:style-name="P3"><text:span text:style-name="T26">Article 3</text:span><text:span text:style-name="T25"> : Le présent permis ne dispense pas de l'obligation de solliciter les autorisations ou permis imposés par d'autres lois ou règlements.</text:span></text:p>
      <text:p text:style-name="P3"><text:soft-page-break/><text:s/></text:p>
      <text:p text:style-name="P3"><text:span text:style-name="T26">Article 4</text:span><text:span text:style-name="T25"> : Les voies de recours sont prévues aux articles 108 et 119 du Code Wallon de l'Aménagement du Territoire, de l'Urbanisme, du Patrimoine et de l'Energie tel que repris dans la présente annexe.</text:span></text:p>
      <text:p text:style-name="P3"/>
      <text:p text:style-name="P3"><text:span text:style-name="T26">Article 5</text:span><text:span text:style-name="T25"> : Dispositions applicables aux constructions nouvelles, en ce compris l’extension de l’emprise au sol des constructions existantes. Conformément à l’article 137 du CWATUPE, les travaux ne pourront commencer avant que le Collège Communal n'ait procédé à l’indication de l’implantation du bâtiment.</text:span></text:p>
      <text:p text:style-name="P3">A cet effet, il sera procédé de la manière suivante :</text:p>
      <text:p text:style-name="P3">afin de pouvoir dresser le procès-verbal d’implantation, il convient que le demandeur fournisse un plan d’implantation côté reprenant les limites du terrain, les chaises figurant la future construction, les repères de niveaux ainsi que 2 points de référence fixes permettant un contrôle à posteriori. Le plan d’implantation précité devra être signé par le demandeur, l’auteur de projet et l’entrepreneur qui réalise les travaux.</text:p>
      <text:p text:style-name="P3">Dans l’objectif de permettre à l’Administration Communale de procéder au contrôle et de dresser procès-verbal, le demandeur fournira le plan précité au moins 21 jours avant la date de début de travaux prévue. Les travaux ne pourront débuter qu’après réception du procès-verbal.</text:p>
      <text:p text:style-name="P3"><text:s/></text:p>
      <text:p text:style-name="P3"><text:span text:style-name="T26">Article 6</text:span><text:span text:style-name="T25"> : Conformément à l'article 117 du CWATUPE, <text:s/>la présente décision est transmise simultanément au demandeur et au Fonctionnaire Délégué, aux fins de l’exercice éventuel par ceux-ci de leur droit de recours ou le cas échéant pour le Fonctionnaire Délégué de son droit de suspension du permis .</text:span></text:p>
      <text:p text:style-name="P3">Les actes et travaux ne peuvent être entamés avant l'expiration du délai de 30 jours à partir de la notification de la présente décision, c'est à dire durant le délai du droit de suspension du Fonctionnaire délégué.</text:p>
      <text:p text:style-name="P3"><text:s/></text:p>
      <text:p text:style-name="P3"><text:span text:style-name="T26">Article 7</text:span><text:span text:style-name="T25"> : Le titulaire du permis avertit, par envoi, le Collège Communal et le Fonctionnaire délégué du début des actes et travaux, quinze jours avant leur commencement.</text:span></text:p>
      <text:p text:style-name="P3">Le titulaire du permis devra également se conformer à l'article 134 du CWATUPE en matière d’affichage du permis tel que repris en annexe.</text:p>
      <text:p text:style-name="P3"><text:s/></text:p>
      <text:p text:style-name="P3"><text:span text:style-name="T26">Article 8</text:span><text:span text:style-name="T25"> : En vue d’un état des lieux contradictoire du trottoir et de la voirie, le demandeur doit obligatoirement contacter le service Travaux-Voiries, en téléphonant à Monsieur RAMON au 064/27.79.46 ou 0498/93.71.22 et ce, 15 jours avant le début des travaux. <text:s/>Un récolement de cet état sera effectué après travaux.</text:span></text:p>
      <text:p text:style-name="P3">A défaut d’état des lieux contradictoire, le trottoir et la voirie seront considérés en parfait état et les frais éventuels de remise en état seront à charge du demandeur.</text:p>
      <text:p text:style-name="P3"><text:s/></text:p>
      <text:p text:style-name="P3"><text:span text:style-name="T26">Article 9</text:span><text:span text:style-name="T25"> : Si les travaux impliquent l’abaissement de bordures pour l’accès à un garage ou une allée carrossable, une demande par écrit doit être introduite auprès du Service Travaux-Voiries.</text:span></text:p>
      <text:p text:style-name="P3">Le coût des travaux sera à charge du demandeur.</text:p>
      <text:p text:style-name="P3">Ceux-ci seront réalisés par le maître de l’ouvrage ou un entrepreneur, en conformité avec le cahier des charges type RW99.</text:p>
      <text:p text:style-name="P3">L’aménagement éventuel de l’accotement depuis le trottoir communal jusqu’à la limite d’alignement du terrain, par un revêtement spécifique, est à charge du demandeur.</text:p>
      <text:p text:style-name="P3">La procédure d’obtention de l’autorisation pour cet aménagement est identique à l’abaissement de bordures.</text:p>
      <text:p text:style-name="P3">Tous renseignements relatifs à propos de cette demande peuvent être obtenus auprès de Monsieur RAMON au service Travaux-Voiries au 064/27.79.46 ou 0498/93.71.22</text:p>
      <text:p text:style-name="P3"><text:soft-page-break/><text:s/></text:p>
      <text:p text:style-name="P3"><text:span text:style-name="T26">Article 10</text:span><text:span text:style-name="T25"> : Tout dépôt de matériaux, installation d’échafaudage, placement de conteneur, doit faire l’objet d’une autorisation d’occupation de voirie qui peut être obtenue auprès du Service Mobilité (rue Kéramis, 26 à La Louvière, Tél : 064/27.78.87) sur présentation du présent permis.</text:span></text:p>
      <text:p text:style-name="P3"><text:s/></text:p>
      <text:p text:style-name="P3"><text:span text:style-name="T26">Article 11</text:span><text:span text:style-name="T25"> : Tout raccordement au réseau d’égouttage, tout équipement d’une unité d’épuration individuelle ou d’une installation d’épuration individuelle, fait l’objet d’une autorisation préalable et écrite du Collège Communal sur demande formulée de façon écrite 30 jours calendrier au moins avant le début des travaux envisagés et sur base d’un document spécial mis à la disposition du public pour les systèmes d’épuration individuelle (Service Travaux, Monsieur Benoit ABAD au 0498/93.71.67).</text:span></text:p>
      <text:p text:style-name="P3">En effet, en aucun cas, le permis d’urbanisme ne donne l’autorisation d’installer un système d’épuration individuelle.</text:p>
      <text:p text:style-name="P3"><text:s/></text:p>
      <text:p text:style-name="P3"><text:span text:style-name="T26">Article 12 :</text:span><text:span text:style-name="T25"> Si les travaux impliquent l’abattage d’arbres situés sur la parcelle concernée ou le déplacement d’arbres d’alignement situés en voirie, une demande doit être introduite auprès du Service Plantations (Monsieur VANDENHENDE J. Tél :064/27.80.12).</text:span></text:p>
      <text:p text:style-name="P3"/>
      <text:p text:style-name="P3"><text:span text:style-name="T7">Article 13 </text:span><text:span text:style-name="T5">: </text:span><text:span text:style-name="T29">Si le bien se situe sur l’ancienne Commune de Saint-Vaast, il faut savoir qu’en en février 2009, celle-ci a connu un affaissement de terrain important dans l’avenue de l’Europe ainsi qu’un coup d’eau dans la rue O.Thiriar. Dès lors, afin que vous puissiez prendre connaissance de l’ampleur des dégâts et des risques éventuels en matière de stabilité, le service urbanisme met à votre disposition, le rapport géologique établi par la Direction Générale des Ressources Naturelles et de l’Environnement.</text:span></text:p>
      <text:p text:style-name="P6"/>
      <text:p text:style-name="P3">ANNEXE</text:p>
      <text:p text:style-name="P3">EXTRAITS DU C.W.A.T.U.P.E.</text:p>
      <text:p text:style-name="P3">Code Wallon de l’Aménagement du Territoire, de l’Urbanisme, du Patrimoine et de l’Energie</text:p>
      <text:p text:style-name="P3"/>
      <text:p text:style-name="P3">EXECUTION DU PERMIS</text:p>
      <text:p text:style-name="P3"/>
      <text:p text:style-name="UrbanBody"><text:span text:style-name="Character_20_Style_20_1"><text:span text:style-name="T10">Art. 108 § 1. <text:s/>Le fonctionnaire délégué est tenu de vérifier que : </text:span></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1">2° le permis est motivé ;</text:span></text:span></text:p>
      <text:p text:style-name="UrbanBody"><text:span text:style-name="Character_20_Style_20_1"><text:span text:style-name="T11">3° le permis est conforme aux dispositions à valeur contraignante prises en vertu du Code ou, à défaut, à la dérogation accordée en application des articles 110 à 113 ;</text:span></text:span></text:p>
      <text:p text:style-name="UrbanBody"><text:span text:style-name="Character_20_Style_20_1"><text:span text:style-name="T11">4° le permis est conforme aux dispositions à valeur indicative prises en vertu du Code ou, à défaut, qu'il est dûment motivé ;</text:span></text:span></text:p>
      <text:p text:style-name="UrbanBody"><text:span text:style-name="Character_20_Style_20_1"><text:span text:style-name="T11">5° le permis est conforme</text:span></text:span><text:span text:style-name="Character_20_Style_20_1"><text:span text:style-name="T12">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P3"><text:span text:style-name="T30">A défaut pour le permis de satisfaire aux points 1° à 5° de l'alinéa précédent, le fonctionnaire </text:span><text:span text:style-name="T28">délégué suspend la décision du collège communal. - Décret du 30 avril 2009, art 66.</text:span></text:p>
      <text:p text:style-name="P3">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3">Dans l’envoi au collège communal, le Fonctionnaire Délégué invite celui-ci à retirer sa décision.</text:p>
      <text:p text:style-name="P3">A défaut de retrait, le Gouvernement <text:s/>peut lever la suspension ou annuler le permis.</text:p>
      <text:p text:style-name="P3">Dans les quarante jours de la réception de la suspension, le Gouvernement notifie la levée de la suspension ou l’annulation du permis, par envoi du demandeur, au collège communal et au Fonctionnaire Délégué.</text:p>
      <text:p text:style-name="P3"><text:span text:style-name="T30">A défaut de notification dans le délai, le permis est annulé( – Décret-programme du 03 février 2005, art.71,al. 1</text:span><text:span text:style-name="T23">er</text:span><text:span text:style-name="T30">).</text:span></text:p>
      <text:p text:style-name="P3"/>
      <text:p text:style-name="P3">Art. 108 § 2 . Le Fonctionnaire Délégué peut ( …- Décret-programme du 03 février 2005, art.71,al. 2) introduire un recours motivé auprès du Gouvernement lorsque la décision du Collège Communale est divergente de l’avis émis par la Commission Communale dans le cadre d’une consultation obligatoire de celle-ci .</text:p>
      <text:p text:style-name="P3"/>
      <text:p text:style-name="UrbanBody"><text:span text:style-name="Character_20_Style_20_1"><text:span text:style-name="T14">VOIES DE RECOURS</text:span></text:span></text:p>
      <text:p text:style-name="P3"/>
      <text:p text:style-name="UrbanBody"><text:span text:style-name="Character_20_Style_20_1"><text:span text:style-name="T14">Art.119 § 1</text:span></text:span><text:span text:style-name="Character_20_Style_20_1"><text:span text:style-name="T19">er</text:span></text:span><text:span text:style-name="Character_20_Style_20_1"><text:span text:style-name="T13"> .</text:span></text:span></text:p>
      <text:p text:style-name="UrbanBody"><text:span text:style-name="Character_20_Style_20_1"><text:span text:style-name="T13">Le demandeur peut introduire un recours motivé auprès du Gouvernement par envoi (…- Décret du 30 avril 2009, art.72) :</text:span></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3° après quarante-cinq jours à dater de son envoi (…- Décret- programme du 03 février 2005, art.80, al.1</text:span></text:span><text:span text:style-name="Character_20_Style_20_1"><text:span text:style-name="T20">er</text:span></text:span><text:span text:style-name="Character_20_Style_20_1"><text:span text:style-name="T13">) visé à l’article 118, alinéa 1</text:span></text:span><text:span text:style-name="Character_20_Style_20_1"><text:span text:style-name="T20">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3"/>
      <text:p text:style-name="UrbanBody"><text:span text:style-name="Character_20_Style_20_1"><text:span text:style-name="T14">Art.119 § 2</text:span></text:span><text:span text:style-name="Character_20_Style_20_1"><text:span text:style-name="T13">.</text:span></text:span></text:p>
      <text:p text:style-name="UrbanBody"><text:soft-page-break/><text:span text:style-name="Character_20_Style_20_1"><text:span text:style-name="T13">Le Collège Communal peut introduire un recours motivé auprès du Gouvernement :</text:span></text:span></text:p>
      <text:p text:style-name="UrbanBody"><text:span text:style-name="Character_20_Style_20_1"><text:span text:style-name="T13">1° dans les trente jours de la réception de la décision du Fonctionnaire Délégué <text:s/>visée à l’article 118 ;</text:span></text:span></text:p>
      <text:p text:style-name="UrbanBody"><text:span text:style-name="Character_20_Style_20_1"><text:span text:style-name="T13">2° à défaut de la décision du fonctionnaire délégué, dans les soixante-cinq jours à dater de l’envoi (…- Décret – programme du 03 février 2005, art.80, al.2) du demandeur visé à l’article 118, alinéa 1</text:span></text:span><text:span text:style-name="Character_20_Style_20_1"><text:span text:style-name="T20">er</text:span></text:span><text:span text:style-name="Character_20_Style_20_1"><text:span text:style-name="T13">)</text:span></text:span></text:p>
      <text:p text:style-name="P3"/>
      <text:p text:style-name="UrbanBody"><text:span text:style-name="Character_20_Style_20_1"><text:span text:style-name="T13">Dans les cas visés (à l’article 108 – Décret du 18 juillet 2002, art. 55), le recours (est adressé par envoi au – Décret-programme du 3 février 2005, art.80, al.3) Gouvernement par le Fonctionnaire Délégué dans les trente jours de la réception de la décision du Collège communal visée à l’article 117.</text:span></text:span></text:p>
      <text:p text:style-name="P3"/>
      <text:p text:style-name="UrbanBody"><text:span text:style-name="Character_20_Style_20_1"><text:span text:style-name="T13">Les recours visés au présent paragraphe, de même que les délais pour former recours, sont suspensifs. (Ils sont adressés par envoi – Décret – programme du 03 février 2005, art.80, al.4) simultanément au demandeur et, selon le cas au Fonctionnaire Délégué ou au collège communal.</text:span></text:span></text:p>
      <text:p text:style-name="P3"/>
      <text:p text:style-name="P3"><text:span text:style-name="T7">Art. 452/8</text:span><text:span text:style-name="T5">. Les recours visés aux articles 119 et 127, § 6, sont adressés par envoi à l’adresse du directeur général de la direction générale de l’aménagement du territoire, du logement et du patrimoine du ministère de la Région wallonne. </text:span></text:p>
      <text:p text:style-name="P3"/>
      <text:p text:style-name="P3">Le demandeur qui introduit le recours mentionne: </text:p>
      <text:p text:style-name="P3"/>
      <text:p text:style-name="P3">1° soit la date à laquelle II a reçu la décision visée à l’article 119, § 1er, alinéa 1er, I° ou 2° ;</text:p>
      <text:p text:style-name="P3">2° soit la date de l’envoi visé à l’article 119, § 1er, alinéa 1er, 3° ;</text:p>
      <text:p text:style-name="P3"><text:span text:style-name="T5">3° soit la date à laquelle lia reçu la décision visée à l’article 127, § 4, alinéa 1</text:span><text:span text:style-name="T22">er </text:span><text:span text:style-name="T5">; </text:span></text:p>
      <text:p text:style-name="P3"><text:span text:style-name="T5">4° soit, dans le cas d’absence de décision visée à l’article 127, § 4, alinéa 3, la date de l’envoi visé à l’article 127, § 2, alinéa 1</text:span><text:span text:style-name="T22">er</text:span><text:span text:style-name="T5">.</text:span></text:p>
      <text:p text:style-name="P3"/>
      <text:p text:style-name="P3">Le demandeur joint au recours une copie des plans de la demande de permis et, le cas échéant de fa décision dont recours. </text:p>
      <text:p text:style-name="P3"/>
      <text:p text:style-name="P3"><text:span text:style-name="T7">Art. 452/14</text:span><text:span text:style-name="T5">. La lettre de rappel visée à l’article 121 fait l’objet d’un envoi permettant de donner date certaine à l’envoi et à la réception de l’acte, quel que soit le service de distribution du courrier utilisé. </text:span></text:p>
      <text:p text:style-name="P3"/>
      <text:p text:style-name="P3">La lettre de rappel contient les mentions suivantes: </text:p>
      <text:p text:style-name="P3">1° le nom et l’adresse du demandeur; </text:p>
      <text:p text:style-name="P3">2° les références du dossier; </text:p>
      <text:p text:style-name="UrbanBody"><text:span text:style-name="Character_20_Style_20_1"><text:span text:style-name="T16">3° le terme « rappel »</text:span></text:span></text:p>
      <text:p text:style-name="P3"/>
      <text:p text:style-name="P3">AFFICHAGE DU PERMIS</text:p>
      <text:p text:style-name="P3"/>
      <text:p text:style-name="UrbanBody"><text:span text:style-name="Character_20_Style_20_1"><text:span text:style-name="T17">Art.134. </text:span></text:span></text:p>
      <text:p text:style-name="UrbanBody"><text:span text:style-name="Character_20_Style_20_1"><text:span text:style-name="T15">(Le titulaire du permis avertit, par envoi, le collège communal et le fonctionnaire </text:span></text:span><text:span text:style-name="T18">délégué du début des actes et travaux, quinze jours avant leur commencement. – Décret-cadre du 19 avril 2007, art. 7).</text:span></text:p>
      <text:p text:style-name="P3">Un avis indiquant que le permis a été délivré (ou que les actes et travaux font l’objet du dispositif du jugement visé à l’article 155, § 5, – Décret du 24 mai 2007, art. 1er, al. 1er) est affiché sur le terrain à front de voirie et lisible à partir de celle-ci, par les soins du demandeur, soit lorsqu’il s’agit de travaux, avant l’ouverture au chantier et pendant toute la durée de ce dernier, soit dans les autres <text:soft-page-break/>cas, dès les préparatifs, avant que l’acte ou les actes soient accomplis et durant toute la durée de leur accomplissement. Durant ce temps, le permis et le dossier annexé ou une copie de ces documents certifiée conforme par la commune ou le fonctionnaire délégué (, ou le jugement visé à l’article 155, § 5, – Décret du 24 mai 2007, art. 1er, al. 2) doit se trouver en permanence à la disposition des agents désignés à l’article 156 à l’endroit où les travaux sont exécutés et les actes accomplis.</text:p>
      <text:p text:style-name="P3"/>
      <text:p text:style-name="P3">PEREMPTION DU PERMIS</text:p>
      <text:p text:style-name="P3"/>
      <text:p text:style-name="P3"><text:span text:style-name="T31">Art.86 § 1. <text:s/>Si, dans les deux ans de l'envoi du permis d'urbanisme, le bénéficiaire n'a pas commencé les travaux de manière </text:span><text:span text:style-name="T28">significative, le permis est périmé</text:span></text:p>
      <text:p text:style-name="UrbanBody"><text:span text:style-name="Character_20_Style_20_1"><text:span text:style-name="T17">86 §2. <text:s/>Le permis est périmé pour la partie restante des travaux si ceux-ci n'ont pas été entièrement exécutés dans les cinq ans de son envoi, sauf si la réalisation a été autorisée par phases. <text:s/>Dans ce cas, le permis détermine le point de départ du délai de péremption pour chaque phase autre que la première</text:span></text:span></text:p>
      <text:p text:style-name="P3">La péremption du permis s'opère de plein droit.</text:p>
      <text:p text:style-name="P3"/>
      <text:p text:style-name="P3">PROROGATION DU PERMIS</text:p>
      <text:p text:style-name="P3"/>
      <text:p text:style-name="P3"><text:span text:style-name="T32">Art 86.§ 3. <text:s/>Toutefois, à la demande du bénéficiaire du permis d'urbanisme, celui-ci est prorogé pour une période d'un an. <text:s/></text:span><text:span text:style-name="T33">Cette demande est introduite trente jours avant l'expiration du délai de péremption visé au paragraphe § 1.'</text:span></text:p>
      <text:p text:style-name="P3">La prorogation est accordée par le collège communal.</text:p>
      <text:p text:style-name="P3"/>
      <text:p text:style-name="P3">CERTIFICATION DE LA CONFORMITE DES TRAVAUX</text:p>
      <text:p text:style-name="P3"/>
      <text:p text:style-name="UrbanBody"><text:span text:style-name="Character_20_Style_20_1"><text:span text:style-name="T11">Art. 139. <text:s/>(Selon les dispositions que peut arrêter le Gouvernement, dans le délai de soixante jours à dater de la requête que le </text:span></text:span><text:span text:style-name="Character_20_Style_20_1"><text:span text:style-name="T13">titulaire du permis ou le propriétaire du bien adresse simultanément au Collège communal et au Fonctionnaire délégué, il est dressé une déclaration certifiant que :</text:span></text:span></text:p>
      <text:p text:style-name="P3">1°. les travaux sont ou ne sont pas achevés dans le délai endéans lequel ils devaient être achevés,</text:p>
      <text:p text:style-name="P3">2°. les travaux ont ou n'ont pas été exécutés en conformité avec le permis délivré.</text:p>
      <text:p text:style-name="UrbanBody"><text:span text:style-name="Character_20_Style_20_1"><text:span text:style-name="T13">Si les travaux ne sont pas achevés dans le délai ou ne sont pas conformes au permis délivré, la déclaration doit, selon le cas, contenir la liste des travaux qui n'ont pas été exécutés ou indiquer en quoi le permis n'a pas été respecté – Décret programme du 03 février 2005, art 93)</text:span></text:span></text:p>
      <text:p text:style-name="P3"/>
      <text:p text:style-name="P3">DISPOSITIONS PARTICULIÈRES APPLICABLES AUX CONSTRUCTIONS GROUPEES </text:p>
      <text:p text:style-name="P3"/>
      <text:p text:style-name="P3">Art 126. 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partage, de constitution d’emphytéose ou de superficie, ou de location pour plus de neuf ans, portant sur tout ou partie de ces biens: </text:p>
      <text:p text:style-name="P3"/>
      <text:p text:style-name="P3"><text:span text:style-name="T5">1° à un certificat délivré dans les conditions visées à l’article 95, alinéa 1</text:span><text:span text:style-name="T22">er </text:span><text:span text:style-name="T5">;</text:span></text:p>
      <text:p text:style-name="P3">2° à un acte de division dressé par le notaire fixant les prescriptions urbanistiques de l’ensemble et les modalités de gestion des parties communes. </text:p>
      <text:p text:style-name="P3"/>
      <text:p text:style-name="P3">Le permis mentionne les phases éventuelles de réalisation des constructions en précisant le début de chaque phase. </text:p>
      <text:p text:style-name="P3"/>
      <text:p text:style-name="P3">MANQUEMENTS RELATIFS A LA P.E.B. </text:p>
      <text:p text:style-name="P3"><text:soft-page-break/></text:p>
      <text:p text:style-name="P3">Art. 23 7/36. § 1er. Sont sanctionnés d’une amende administrative, les manquements suivants: </text:p>
      <text:p text:style-name="P3"/>
      <text:p text:style-name="P3">1° pour le déclarant le fait de ne pas procéder à la notification de la déclaration P.E.B. initiale; </text:p>
      <text:p text:style-name="P3">2° pour le déclarant le fait de ne pas procéder à la notification de la déclaration P.E.B. finale; </text:p>
      <text:p text:style-name="P3">3° pour le responsable P.EB., le fait de ne pas établir avec exactitude la déclaration P.E.B. finale; </text:p>
      <text:p text:style-name="P3">4°pour le déclarant pour le responsable P.EB., pour l’architecte ou pour l’entrepreneur, chacun en ce qui le concerne, le fait de ne pas respecter les exigences P.E.B.; </text:p>
      <text:p text:style-name="P3">5° pour le propriétaire ou pour le titulaire de droit réel le fait de ne pas disposer, dans les hypothèses où II est requis, d’un certificat P.E.B. valable. </text:p>
      <text:p text:style-name="P3"/>
      <text:p text:style-name="P3">§ 2. Le montant de l’amende administrative est compris entre 250 euros et 50.000 euros. Le Gouvernement précise les modalités d’application et de calcul de l’amende administrative. </text:p>
      <text:p text:style-name="P2"/>
      <text:p text:style-name="P9">Demeurant à votre disposition, nous vous prions d'agréer, <text:span text:style-name="T39"><text:conditional-text text:condition="ooow:&quot;view.do_mailing()&quot;" text:string-value-if-true="&quot;mailed_data.getPersonTitleValue()&quot;" text:string-value-if-false="">mailed_data.getPersonTitleValue()</text:conditional-text></text:span>, nos salutations distinguées.</text:p>
      <text:p text:style-name="P2"/>
      <text:p text:style-name="P2"/>
      <text:p text:style-name="P2"/>
      <text:p text:style-name="P2"><text:span text:style-name="T4"><office:annotation><dc:creator>sde </dc:creator><dc:date>2011-07-27T10:02:32</dc:date><text:p text:style-name="P16">do text</text:p><text:p text:style-name="P16">from document(at=signatures, format='odt')</text:p></office:annotation></text:span><text:span text:style-name="T4">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 svg:font-family="'DejaVu Sans'" style:font-family-generic="swiss"/>
    <style:font-face style:name="Ubuntu1"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22:03.915485279</dc:date>
    <meta:editing-duration>PT11H30M48S</meta:editing-duration>
    <meta:editing-cycles>67</meta:editing-cycles>
    <meta:generator>LibreOffice/6.4.6.2$Linux_X86_64 LibreOffice_project/40$Build-2</meta:generator>
    <meta:document-statistic meta:table-count="1" meta:image-count="0" meta:object-count="0" meta:page-count="8" meta:paragraph-count="141" meta:word-count="3079" meta:character-count="19222" meta:non-whitespace-character-count="16249"/>
  </office:meta>
</office:document-meta>
</file>